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0f950" officeooo:paragraph-rsid="0000f950"/>
    </style:style>
    <style:style style:name="P2" style:family="paragraph" style:parent-style-name="Standard">
      <style:text-properties fo:font-weight="bold" officeooo:rsid="0000f950" officeooo:paragraph-rsid="0000f950" style:font-weight-asian="bold" style:font-weight-complex="bold"/>
    </style:style>
    <style:style style:name="P3" style:family="paragraph" style:parent-style-name="Standard">
      <style:text-properties fo:font-weight="bold" officeooo:rsid="0003242a" officeooo:paragraph-rsid="0003242a" style:font-weight-asian="bold" style:font-weight-complex="bold"/>
    </style:style>
    <style:style style:name="P4" style:family="paragraph" style:parent-style-name="Standard">
      <style:text-properties style:text-underline-style="solid" style:text-underline-width="auto" style:text-underline-color="font-color" fo:font-weight="normal" officeooo:rsid="00051e4b" officeooo:paragraph-rsid="00051e4b" style:font-weight-asian="normal" style:font-weight-complex="normal"/>
    </style:style>
    <style:style style:name="P5" style:family="paragraph" style:parent-style-name="Standard">
      <style:text-properties style:text-underline-style="none" fo:font-weight="bold" officeooo:rsid="0006ca7d" officeooo:paragraph-rsid="0006ca7d" style:font-weight-asian="bold" style:font-weight-complex="bold"/>
    </style:style>
    <style:style style:name="P6" style:family="paragraph" style:parent-style-name="Standard">
      <style:text-properties style:text-underline-style="none" fo:font-weight="bold" officeooo:rsid="0008cee6" officeooo:paragraph-rsid="0008cee6" style:font-weight-asian="bold" style:font-weight-complex="bold"/>
    </style:style>
    <style:style style:name="P7" style:family="paragraph" style:parent-style-name="Standard">
      <style:text-properties style:text-underline-style="none" fo:font-weight="normal" officeooo:rsid="00051e4b" officeooo:paragraph-rsid="00051e4b" style:font-weight-asian="normal" style:font-weight-complex="normal"/>
    </style:style>
    <style:style style:name="P8" style:family="paragraph" style:parent-style-name="Standard">
      <style:text-properties style:text-underline-style="none" fo:font-weight="normal" officeooo:rsid="0006ca7d" officeooo:paragraph-rsid="0006ca7d" style:font-weight-asian="normal" style:font-weight-complex="normal"/>
    </style:style>
    <style:style style:name="P9" style:family="paragraph" style:parent-style-name="Standard">
      <style:text-properties style:text-underline-style="none" fo:font-weight="normal" officeooo:rsid="0007ad04" officeooo:paragraph-rsid="0006ca7d" style:font-weight-asian="normal" style:font-weight-complex="normal"/>
    </style:style>
    <style:style style:name="P10" style:family="paragraph" style:parent-style-name="Standard">
      <style:text-properties fo:font-weight="normal" officeooo:rsid="0008cee6" officeooo:paragraph-rsid="0008cee6" style:font-weight-asian="normal" style:font-weight-complex="normal"/>
    </style:style>
    <style:style style:name="P11" style:family="paragraph" style:parent-style-name="Standard">
      <style:text-properties fo:font-weight="normal" officeooo:rsid="00051e4b" officeooo:paragraph-rsid="00098c06" style:font-weight-asian="normal" style:font-weight-complex="normal"/>
    </style:style>
    <style:style style:name="P12" style:family="paragraph" style:parent-style-name="Standard">
      <style:text-properties style:text-underline-style="none" fo:font-weight="bold" officeooo:rsid="0008cee6" officeooo:paragraph-rsid="0008cee6" style:font-weight-asian="bold" style:font-weight-complex="bold"/>
    </style:style>
    <style:style style:name="P13" style:family="paragraph" style:parent-style-name="Standard">
      <style:text-properties style:text-underline-style="none" fo:font-weight="bold" officeooo:rsid="00098c06" officeooo:paragraph-rsid="00098c06" style:font-weight-asian="bold" style:font-weight-complex="bold"/>
    </style:style>
    <style:style style:name="T1" style:family="text">
      <style:text-properties officeooo:rsid="000156c2"/>
    </style:style>
    <style:style style:name="T2" style:family="text">
      <style:text-properties fo:font-weight="normal" style:font-weight-asian="normal" style:font-weight-complex="normal"/>
    </style:style>
    <style:style style:name="T3" style:family="text">
      <style:text-properties fo:font-weight="normal" officeooo:rsid="00051e4b" style:font-weight-asian="normal" style:font-weight-complex="normal"/>
    </style:style>
    <style:style style:name="T4" style:family="text">
      <style:text-properties fo:font-weight="normal" officeooo:rsid="0007ad04" style:font-weight-asian="normal" style:font-weight-complex="normal"/>
    </style:style>
    <style:style style:name="T5" style:family="text">
      <style:text-properties fo:font-weight="normal" officeooo:rsid="00098c06" style:font-weight-asian="normal" style:font-weight-complex="normal"/>
    </style:style>
    <style:style style:name="T6" style:family="text">
      <style:text-properties officeooo:rsid="00098c0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10">Para generar todos los ejecutables, solo se necesita hacer el comando make en el directorio codigo.</text:p>
      <text:p text:style-name="P10">Los ejecutables se generarán en este mismo directorio.</text:p>
      <text:p text:style-name="P2"/>
      <text:p text:style-name="P2">Ejercicio 4:</text:p>
      <text:p text:style-name="P1"/>
      <text:p text:style-name="P1"><text:tab/>Tanto en el caso a) como en el caso b) se generan 7 procesos hijos (8 contando el proceso inicial del programa). En ambos casos se puede dar que queden procesos huerfanos, esto no ocurriá siempre debido a que depende que procesos se cierren primero. </text:p>
      <text:p text:style-name="P1"><text:tab/>En el apartado a) se dará muy a menudo ya que no espera a que ningun proceso hijo cierre para finalizar. Por otro lado en el apartadp b) espera que al menos uno de los procesos hijos cierre antes de de cerrar el proceso padre, esto causa que se de con menos frecuencia que otros procesos se quden huerfanos porque tienen tiempo adicional para cerrarse antes de que se cierre el padre. <text:span text:style-name="T6">Pudimos comporbar estos resultados con el uso del comando ‘pstree’</text:span></text:p>
      <text:p text:style-name="P1"><text:tab/>Añadimos un apartado llamado ejercicio4<text:span text:style-name="T1">SinHuerfanos.c en el que hacemos que cada proceso diga su pid y el de su padre, además, nos aseguramos de que no queden procesos huerfanos.</text:span></text:p>
      <text:p text:style-name="P1"/>
      <text:p text:style-name="P3">Ejercicio 5:</text:p>
      <text:p text:style-name="P3"/>
      <text:p text:style-name="P4">Apartado a:</text:p>
      <text:p text:style-name="P3"><text:tab/><text:span text:style-name="T2">Para que cada proceso tuviera un único hijo tuvimos que agregar la condicion al bucle de que un proceso no tuviera hijos para mantenerse en el. </text:span><text:span text:style-name="T3">Luego agregamos un wait(NULL) con el que nos asegurasemos de que cada proceso esperase a su hijo para cerrarse.</text:span></text:p>
      <text:p text:style-name="P11"><text:tab/>Podemos ver al ejecutar el programa como cada proceso que imprime su pid, tiene como padre el pid del proceso anterior debido a la ejecución secuencial. </text:p>
      <text:p text:style-name="P11"/>
      <text:p text:style-name="P4">Apartado b:</text:p>
      <text:p text:style-name="P7"><text:tab/>Ahora para mantenerse en el bucle agregamos la condición de que el proceso sea un proceso padre. Vamos creando los procesos hijos y los cerramos según se vaya imprimiendo su información.</text:p>
      <text:p text:style-name="P8">Además, en el programa agregamos 3 waits(NULL) al final, de modo que tenga que esperar a que los tres procesos hijos creados finalicen antes de cerrar el proceso padre. </text:p>
      <text:p text:style-name="P7"><text:tab/>Vemos que en efecto los tres procesos creados tienen el mismo padre, que sería el proceso inicial del programa.</text:p>
      <text:p text:style-name="P7"/>
      <text:p text:style-name="P5">Ejercicio 6:</text:p>
      <text:p text:style-name="P5"><text:tab/><text:span text:style-name="T4">Como podemos ver en el programa solicitado, no se puede acceder al string que modifica el proceso hijo. Lo que ocurre es que en el momento del fork() todas las variables son duplicadas incluyendo la memoria asignada dinamicamente, de modo que esta memoria es independiente ahora para los dos procesos. Por esta razón, para no tener fugas de memoria es necesario liberarla tanto en el proceso padre como en el proceso hijo.</text:span></text:p>
      <text:p text:style-name="P9"/>
      <text:p text:style-name="P6">Ejercicio 8:</text:p>
      <text:p text:style-name="P6"><text:tab/><text:span text:style-name="T2">Ejecutable a partir del makefile. </text:span><text:span text:style-name="T5">Es importante tener en cuenta que para ejecutar comandos del PATH se tiene que usar los flags -lp o -vp, ya que son estos los que ejecutan el código pertinente para los comandos.</text:span></text:p>
      <text:p text:style-name="P6"><text:span text:style-name="T5"/></text:p>
      <text:p text:style-name="P13">Ejercicio 9:</text:p>
      <text:p text:style-name="P13"><text:tab/><text:span text:style-name="T2">Para este ejercicio optamos por crear varias tuberías (dos para cada proceso hijo) y abrir todos los procesos hijos a la vez, de este modo pudimos profundizar en el funcionamientos de los forks() y </text:span><text:soft-page-break/><text:span text:style-name="T2">las comunicaciones entre procesos. Cada vez que abríamos un proceso nos encargabamos cerrar todas los tuberías que no correspondieran con el proceso generado, teniendo en cuenta que cada proceso hijo les tocaba unos valores específicos dentro del array de descriptios de ficheros. Posteriormente pedíamos por pantalla en el proceso padre que nos dieran los valores en el formato indicado en el ejercicio para enviarlos a los procesos hijos, estos se encargarían de realizar distintas operaciones y devolver de nuevo al padre un string que imprime <text:s/>por pantalla.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V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s" fo:country="V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11T15:32:57.580121178</meta:creation-date>
    <dc:date>2017-02-24T11:17:15.325687760</dc:date>
    <meta:editing-duration>PT1H50M9S</meta:editing-duration>
    <meta:editing-cycles>6</meta:editing-cycles>
    <meta:generator>LibreOffice/5.1.4.2$Linux_X86_64 LibreOffice_project/10m0$Build-2</meta:generator>
    <meta:document-statistic meta:table-count="0" meta:image-count="0" meta:object-count="0" meta:page-count="2" meta:paragraph-count="20" meta:word-count="575" meta:character-count="3392" meta:non-whitespace-character-count="2822"/>
  </office:meta>
</office:document-meta>
</file>